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Mangal1" svg:font-family="Mangal"/>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line-height="150%" fo:text-align="center" style:justify-single-word="false"/>
      <style:text-properties officeooo:paragraph-rsid="0000b9e9"/>
    </style:style>
    <style:style style:name="P2" style:family="paragraph" style:parent-style-name="Standard">
      <style:paragraph-properties fo:line-height="150%" fo:text-align="justify" style:justify-single-word="false"/>
      <style:text-properties officeooo:paragraph-rsid="0000b9e9"/>
    </style:style>
    <style:style style:name="P3" style:family="paragraph" style:parent-style-name="Standard">
      <style:paragraph-properties fo:line-height="150%"/>
      <style:text-properties officeooo:paragraph-rsid="0003fbd7"/>
    </style:style>
    <style:style style:name="P4" style:family="paragraph" style:parent-style-name="Standard">
      <style:paragraph-properties fo:line-height="150%" fo:text-align="justify" style:justify-single-word="false"/>
      <style:text-properties style:font-name="Times New Roman" fo:font-size="14pt" officeooo:paragraph-rsid="0000b9e9" style:font-size-asian="14pt" style:font-name-complex="Times New Roman1" style:font-size-complex="14pt"/>
    </style:style>
    <style:style style:name="P5" style:family="paragraph" style:parent-style-name="Standard">
      <style:paragraph-properties fo:line-height="150%" fo:text-align="center" style:justify-single-word="false"/>
      <style:text-properties style:font-name="Times New Roman" fo:font-size="14pt" officeooo:paragraph-rsid="0000b9e9" style:font-size-asian="14pt" style:font-name-complex="Times New Roman1" style:font-size-complex="14pt"/>
    </style:style>
    <style:style style:name="P6" style:family="paragraph" style:parent-style-name="Standard">
      <style:paragraph-properties fo:line-height="150%" fo:text-align="justify" style:justify-single-word="false"/>
      <style:text-properties style:font-name="Times New Roman" fo:font-size="14pt" officeooo:rsid="0000b9e9" officeooo:paragraph-rsid="00027833" style:font-size-asian="14pt" style:font-name-complex="Times New Roman1" style:font-size-complex="14pt"/>
    </style:style>
    <style:style style:name="P7" style:family="paragraph" style:parent-style-name="Standard">
      <style:paragraph-properties fo:line-height="150%" fo:text-align="center" style:justify-single-word="false"/>
      <style:text-properties style:font-name="Times New Roman" fo:font-size="14pt" officeooo:rsid="0000b9e9" officeooo:paragraph-rsid="0000b9e9" style:font-size-asian="14pt" style:font-name-complex="Times New Roman1" style:font-size-complex="14pt"/>
    </style:style>
    <style:style style:name="P8" style:family="paragraph" style:parent-style-name="Standard">
      <style:paragraph-properties fo:line-height="150%"/>
      <style:text-properties style:font-name="Times New Roman" fo:font-size="16pt" fo:font-weight="bold" officeooo:paragraph-rsid="0000b9e9" style:font-size-asian="16pt" style:font-weight-asian="bold" style:font-name-complex="Times New Roman1" style:font-size-complex="14pt"/>
    </style:style>
    <style:style style:name="P9" style:family="paragraph" style:parent-style-name="Standard">
      <style:paragraph-properties fo:line-height="150%" fo:text-align="justify" style:justify-single-word="false"/>
      <style:text-properties style:font-name="Times New Roman" fo:font-size="16pt" fo:font-weight="bold" officeooo:paragraph-rsid="00027833" style:font-size-asian="16pt" style:font-weight-asian="bold" style:font-name-complex="Times New Roman1" style:font-size-complex="14pt"/>
    </style:style>
    <style:style style:name="P10" style:family="paragraph" style:parent-style-name="Standard">
      <style:paragraph-properties fo:line-height="150%" fo:text-align="justify" style:justify-single-word="false"/>
      <style:text-properties style:font-name="Times New Roman" fo:font-size="16pt" fo:font-weight="bold" officeooo:paragraph-rsid="0005db36" style:font-size-asian="16pt" style:font-weight-asian="bold" style:font-name-complex="Times New Roman1" style:font-size-complex="14pt"/>
    </style:style>
    <style:style style:name="P11" style:family="paragraph" style:parent-style-name="Standard">
      <style:paragraph-properties fo:margin-top="0in" fo:margin-bottom="0in" loext:contextual-spacing="false" fo:line-height="150%" fo:text-align="center" style:justify-single-word="false"/>
      <style:text-properties officeooo:paragraph-rsid="0000b9e9"/>
    </style:style>
    <style:style style:name="P12" style:family="paragraph" style:parent-style-name="Standard">
      <style:paragraph-properties fo:margin-top="0in" fo:margin-bottom="0in" loext:contextual-spacing="false" fo:line-height="150%" fo:text-align="center" style:justify-single-word="false"/>
      <style:text-properties officeooo:paragraph-rsid="00027833"/>
    </style:style>
    <style:style style:name="P13" style:family="paragraph" style:parent-style-name="Standard">
      <style:paragraph-properties fo:margin-top="0in" fo:margin-bottom="0in" loext:contextual-spacing="false" fo:line-height="150%" fo:text-align="justify" style:justify-single-word="false"/>
      <style:text-properties officeooo:paragraph-rsid="0005db36"/>
    </style:style>
    <style:style style:name="P14" style:family="paragraph" style:parent-style-name="Standard">
      <style:paragraph-properties fo:margin-top="0in" fo:margin-bottom="0in" loext:contextual-spacing="false" fo:line-height="150%" fo:text-align="justify" style:justify-single-word="false"/>
      <style:text-properties officeooo:paragraph-rsid="0007d10c"/>
    </style:style>
    <style:style style:name="P15" style:family="paragraph" style:parent-style-name="Standard">
      <style:paragraph-properties fo:margin-top="0in" fo:margin-bottom="0in" loext:contextual-spacing="false" fo:line-height="150%" fo:text-align="justify" style:justify-single-word="false"/>
      <style:text-properties style:font-name="Times New Roman" fo:font-size="26pt" fo:font-weight="bold" officeooo:paragraph-rsid="0000b9e9" style:font-size-asian="26pt" style:font-weight-asian="bold" style:font-name-complex="Times New Roman1" style:font-size-complex="26pt"/>
    </style:style>
    <style:style style:name="P16" style:family="paragraph" style:parent-style-name="Standard">
      <style:paragraph-properties fo:margin-top="0in" fo:margin-bottom="0in" loext:contextual-spacing="false" fo:line-height="150%" fo:text-align="center" style:justify-single-word="false"/>
      <style:text-properties style:font-name="Times New Roman" fo:font-size="16pt" officeooo:paragraph-rsid="0000b9e9" style:font-size-asian="16pt" style:font-name-complex="Times New Roman1"/>
    </style:style>
    <style:style style:name="P17" style:family="paragraph" style:parent-style-name="Standard">
      <style:paragraph-properties fo:margin-top="0in" fo:margin-bottom="0in" loext:contextual-spacing="false" fo:line-height="150%" fo:text-align="justify" style:justify-single-word="false"/>
      <style:text-properties style:font-name="Times New Roman" officeooo:paragraph-rsid="0005db36" style:font-name-complex="Times New Roman1" style:font-size-complex="14pt"/>
    </style:style>
    <style:style style:name="P18" style:family="paragraph" style:parent-style-name="Heading_20_1" style:list-style-name="">
      <style:paragraph-properties fo:margin-top="0.1945in" fo:margin-bottom="0.1945in" loext:contextual-spacing="false" fo:line-height="150%" fo:text-align="center" style:justify-single-word="false"/>
      <style:text-properties style:font-name="Times New Roman" fo:font-size="16pt" officeooo:paragraph-rsid="000d5b22" style:font-size-asian="16pt" style:font-name-complex="Times New Roman1" style:font-size-complex="16pt"/>
    </style:style>
    <style:style style:name="P19" style:family="paragraph" style:parent-style-name="Heading_20_1" style:list-style-name="">
      <style:paragraph-properties fo:margin-top="0in" fo:margin-bottom="0in" loext:contextual-spacing="false" fo:line-height="150%" fo:text-align="justify" style:justify-single-word="false"/>
      <style:text-properties style:font-name="Times New Roman" officeooo:paragraph-rsid="0010500d" style:font-name-complex="Times New Roman1" style:font-size-complex="14pt"/>
    </style:style>
    <style:style style:name="P20" style:family="paragraph" style:parent-style-name="Standard" style:master-page-name="Standard">
      <style:paragraph-properties fo:margin-top="0in" fo:margin-bottom="0in" loext:contextual-spacing="false" fo:line-height="150%" fo:text-align="center" style:justify-single-word="false" style:page-number="auto"/>
      <style:text-properties style:font-name="Times New Roman" fo:font-size="16pt" officeooo:paragraph-rsid="0000b9e9" style:font-size-asian="16pt" style:font-name-complex="Times New Roman1"/>
    </style:style>
    <style:style style:name="P21" style:family="paragraph" style:parent-style-name="Standard">
      <style:paragraph-properties fo:margin-top="0in" fo:margin-bottom="0in" loext:contextual-spacing="false" fo:line-height="150%" fo:text-align="justify" style:justify-single-word="false"/>
      <style:text-properties style:font-name="Times New Roman" officeooo:paragraph-rsid="000d5b22" style:font-name-complex="Times New Roman1" style:font-size-complex="14pt"/>
    </style:style>
    <style:style style:name="P22" style:family="paragraph" style:parent-style-name="Standard">
      <style:paragraph-properties fo:margin-top="0in" fo:margin-bottom="0in" loext:contextual-spacing="false" fo:line-height="150%" fo:text-align="justify" style:justify-single-word="false"/>
      <style:text-properties officeooo:paragraph-rsid="0005db36"/>
    </style:style>
    <style:style style:name="P23" style:family="paragraph" style:parent-style-name="Standard">
      <style:paragraph-properties fo:margin-top="0in" fo:margin-bottom="0in" loext:contextual-spacing="false" fo:line-height="150%" fo:text-align="justify" style:justify-single-word="false"/>
      <style:text-properties officeooo:paragraph-rsid="0010500d"/>
    </style:style>
    <style:style style:name="P24" style:family="paragraph" style:parent-style-name="Standard">
      <style:paragraph-properties fo:margin-top="0in" fo:margin-bottom="0in" loext:contextual-spacing="false" fo:line-height="150%" fo:text-align="justify" style:justify-single-word="false"/>
      <style:text-properties officeooo:paragraph-rsid="0016b9f9"/>
    </style:style>
    <style:style style:name="P25" style:family="paragraph" style:parent-style-name="Standard">
      <style:paragraph-properties fo:margin-top="0in" fo:margin-bottom="0in" loext:contextual-spacing="false" fo:line-height="150%" fo:text-align="justify" style:justify-single-word="false"/>
      <style:text-properties officeooo:paragraph-rsid="00187da5"/>
    </style:style>
    <style:style style:name="P26" style:family="paragraph" style:parent-style-name="Standard" style:list-style-name="L1">
      <style:paragraph-properties fo:margin-top="0in" fo:margin-bottom="0in" loext:contextual-spacing="false" fo:line-height="150%" fo:text-align="justify" style:justify-single-word="false"/>
      <style:text-properties fo:font-size="12pt" officeooo:paragraph-rsid="0016b9f9" style:font-size-asian="12pt" style:font-size-complex="12pt"/>
    </style:style>
    <style:style style:name="P27" style:family="paragraph" style:parent-style-name="Standard">
      <style:paragraph-properties fo:line-height="150%" fo:text-align="center" style:justify-single-word="false"/>
      <style:text-properties officeooo:paragraph-rsid="00027833"/>
    </style:style>
    <style:style style:name="P28" style:family="paragraph" style:parent-style-name="Standard">
      <style:paragraph-properties fo:line-height="150%" fo:text-align="justify" style:justify-single-word="false"/>
      <style:text-properties officeooo:paragraph-rsid="0005db36"/>
    </style:style>
    <style:style style:name="P29" style:family="paragraph" style:parent-style-name="referenceitem" style:list-style-name="L1">
      <style:paragraph-properties fo:margin-top="0in" fo:margin-bottom="0in" loext:contextual-spacing="false" fo:line-height="150%" fo:text-align="start" style:justify-single-word="false"/>
      <style:text-properties style:font-name="Times New Roman" fo:font-size="12pt" officeooo:rsid="0010500d" officeooo:paragraph-rsid="00187da5" style:font-size-asian="12pt" style:font-name-complex="Times New Roman1" style:font-size-complex="12pt"/>
    </style:style>
    <style:style style:name="P30" style:family="paragraph" style:parent-style-name="referenceitem" style:list-style-name="L1">
      <style:paragraph-properties fo:margin-top="0in" fo:margin-bottom="0in" loext:contextual-spacing="false" fo:line-height="150%" fo:text-align="justify" style:justify-single-word="false"/>
      <style:text-properties fo:font-size="12pt" officeooo:paragraph-rsid="00187da5" style:font-size-asian="12pt" style:font-size-complex="12pt"/>
    </style:style>
    <style:style style:name="T1" style:family="text">
      <style:text-properties style:font-name="Times New Roman"/>
    </style:style>
    <style:style style:name="T2" style:family="text">
      <style:text-properties style:font-name="Times New Roman" fo:font-size="14pt" style:font-size-asian="14pt" style:font-name-complex="Times New Roman1" style:font-size-complex="14pt"/>
    </style:style>
    <style:style style:name="T3" style:family="text">
      <style:text-properties style:font-name="Times New Roman" fo:font-size="14pt" officeooo:rsid="0000b9e9" style:font-size-asian="14pt" style:font-name-complex="Times New Roman1" style:font-size-complex="14pt"/>
    </style:style>
    <style:style style:name="T4" style:family="text">
      <style:text-properties style:font-name="Times New Roman" fo:font-size="14pt" fo:language="ro" fo:country="RO" style:font-size-asian="14pt" style:font-name-complex="Times New Roman1" style:font-size-complex="14pt"/>
    </style:style>
    <style:style style:name="T5" style:family="text">
      <style:text-properties style:font-name="Times New Roman" fo:font-size="16pt" style:font-size-asian="16pt" style:font-name-complex="Times New Roman1" style:font-size-complex="16pt"/>
    </style:style>
    <style:style style:name="T6" style:family="text">
      <style:text-properties style:font-name="Times New Roman" fo:font-size="16pt" officeooo:rsid="0000b9e9" style:font-size-asian="16pt" style:font-name-complex="Times New Roman1" style:font-size-complex="16pt"/>
    </style:style>
    <style:style style:name="T7" style:family="text">
      <style:text-properties style:font-name="Times New Roman" fo:font-size="16pt" fo:font-weight="bold" style:font-size-asian="16pt" style:font-weight-asian="bold" style:font-name-complex="Times New Roman1" style:font-size-complex="14pt"/>
    </style:style>
    <style:style style:name="T8" style:family="text">
      <style:text-properties style:font-name="Times New Roman" fo:font-size="16pt" fo:font-weight="bold" officeooo:rsid="0000b9e9" style:font-size-asian="16pt" style:font-weight-asian="bold" style:font-name-complex="Times New Roman1" style:font-size-complex="14pt"/>
    </style:style>
    <style:style style:name="T9" style:family="text">
      <style:text-properties style:font-name="Times New Roman" fo:font-size="16pt" fo:font-weight="bold" officeooo:rsid="00027833" style:font-size-asian="16pt" style:font-weight-asian="bold" style:font-name-complex="Times New Roman1" style:font-size-complex="16pt"/>
    </style:style>
    <style:style style:name="T10" style:family="text">
      <style:text-properties style:font-name="Times New Roman" fo:font-size="26pt" fo:font-weight="bold" style:font-size-asian="26pt" style:font-weight-asian="bold" style:font-name-complex="Times New Roman1" style:font-size-complex="26pt"/>
    </style:style>
    <style:style style:name="T11" style:family="text">
      <style:text-properties style:font-name="Times New Roman" fo:font-size="26pt" fo:font-weight="bold" officeooo:rsid="0000b9e9" style:font-size-asian="26pt" style:font-weight-asian="bold" style:font-name-complex="Times New Roman1" style:font-size-complex="26pt"/>
    </style:style>
    <style:style style:name="T12" style:family="text">
      <style:text-properties style:font-name="Times New Roman" fo:font-size="26pt" fo:font-weight="bold" officeooo:rsid="0010500d" style:font-size-asian="26pt" style:font-weight-asian="bold" style:font-name-complex="Times New Roman1" style:font-size-complex="26pt"/>
    </style:style>
    <style:style style:name="T13" style:family="text">
      <style:text-properties style:font-name="Times New Roman" fo:font-size="26pt" fo:font-weight="bold" officeooo:rsid="00027833" style:font-size-asian="26pt" style:font-weight-asian="bold" style:font-name-complex="Times New Roman1" style:font-size-complex="26pt"/>
    </style:style>
    <style:style style:name="T14" style:family="text">
      <style:text-properties style:font-name="Times New Roman" style:font-name-complex="Times New Roman1" style:font-size-complex="14pt"/>
    </style:style>
    <style:style style:name="T15" style:family="text">
      <style:text-properties style:font-name="Times New Roman" officeooo:rsid="00056d83" style:font-name-complex="Times New Roman1" style:font-size-complex="14pt"/>
    </style:style>
    <style:style style:name="T16" style:family="text">
      <style:text-properties style:font-name="Times New Roman" officeooo:rsid="0005db36" style:font-name-complex="Times New Roman1" style:font-size-complex="14pt"/>
    </style:style>
    <style:style style:name="T17" style:family="text">
      <style:text-properties style:font-name="Times New Roman" officeooo:rsid="0007d10c" style:font-name-complex="Times New Roman1" style:font-size-complex="14pt"/>
    </style:style>
    <style:style style:name="T18" style:family="text">
      <style:text-properties style:font-name="Times New Roman" officeooo:rsid="0007e10f" style:font-name-complex="Times New Roman1" style:font-size-complex="14pt"/>
    </style:style>
    <style:style style:name="T19" style:family="text">
      <style:text-properties style:font-name="Times New Roman" officeooo:rsid="0010500d" style:font-name-complex="Times New Roman1" style:font-size-complex="14pt"/>
    </style:style>
    <style:style style:name="T20" style:family="text">
      <style:text-properties style:font-name="Times New Roman" officeooo:rsid="0011a08b" style:font-name-complex="Times New Roman1" style:font-size-complex="14pt"/>
    </style:style>
    <style:style style:name="T21" style:family="text">
      <style:text-properties style:font-name="Times New Roman" officeooo:rsid="001387e5" style:font-name-complex="Times New Roman1" style:font-size-complex="14pt"/>
    </style:style>
    <style:style style:name="T22" style:family="text">
      <style:text-properties style:font-name="Times New Roman" officeooo:rsid="001572a0" style:font-name-complex="Times New Roman1" style:font-size-complex="14pt"/>
    </style:style>
    <style:style style:name="T23" style:family="text">
      <style:text-properties style:font-name="Times New Roman" officeooo:rsid="0010500d" style:font-name-complex="Times New Roman1"/>
    </style:style>
    <style:style style:name="T24" style:family="text">
      <style:text-properties style:font-name="Times New Roman" fo:font-size="12pt" fo:font-weight="normal" officeooo:rsid="0005f6f3" style:font-size-asian="10.5pt" style:font-weight-asian="normal" style:font-name-complex="Times New Roman1" style:font-size-complex="12pt" style:font-weight-complex="normal"/>
    </style:style>
    <style:style style:name="T25" style:family="text">
      <style:text-properties style:font-name="Times New Roman" fo:font-size="12pt" fo:font-weight="normal" officeooo:rsid="0007d10c" style:font-size-asian="10.5pt" style:font-weight-asian="normal" style:font-name-complex="Times New Roman1" style:font-size-complex="12pt" style:font-weight-complex="normal"/>
    </style:style>
    <style:style style:name="T26" style:family="text">
      <style:text-properties style:font-name="Times New Roman" fo:font-size="12pt" fo:font-weight="normal" officeooo:rsid="0007e10f" style:font-size-asian="10.5pt" style:font-weight-asian="normal" style:font-name-complex="Times New Roman1" style:font-size-complex="12pt" style:font-weight-complex="normal"/>
    </style:style>
    <style:style style:name="T27" style:family="text">
      <style:text-properties style:font-name="Times New Roman" fo:font-size="12pt" fo:font-weight="normal" officeooo:rsid="0010500d" style:font-size-asian="10.5pt" style:font-weight-asian="normal" style:font-name-complex="Times New Roman1" style:font-size-complex="12pt" style:font-weight-complex="normal"/>
    </style:style>
    <style:style style:name="T28" style:family="text">
      <style:text-properties style:font-name="Times New Roman" fo:language="ro" fo:country="RO" officeooo:rsid="001572a0" style:font-name-complex="Times New Roman1" style:font-size-complex="14pt"/>
    </style:style>
    <style:style style:name="T29" style:family="text">
      <style:text-properties style:font-name="Times New Roman" fo:language="ro" fo:country="RO" officeooo:rsid="0016b9f9" style:font-name-complex="Times New Roman1" style:font-size-complex="14pt"/>
    </style:style>
    <style:style style:name="T30" style:family="text">
      <style:text-properties style:font-name="Times New Roman" fo:language="ro" fo:country="RO" officeooo:rsid="00187da5" style:font-name-complex="Times New Roman1" style:font-size-complex="14pt"/>
    </style:style>
    <style:style style:name="T31" style:family="text">
      <style:text-properties style:font-name="Times New Roman" fo:language="ro" fo:country="RO" officeooo:rsid="00197f99" style:font-name-complex="Times New Roman1" style:font-size-complex="14pt"/>
    </style:style>
    <style:style style:name="T32" style:family="text">
      <style:text-properties style:font-name="Times New Roman" fo:language="ro" fo:country="RO" officeooo:rsid="001b7c72" style:font-name-complex="Times New Roman1" style:font-size-complex="14pt"/>
    </style:style>
    <style:style style:name="T33" style:family="text">
      <style:text-properties style:font-name="Times New Roman" fo:language="ro" fo:country="RO" officeooo:rsid="001befc5" style:font-name-complex="Times New Roman1" style:font-size-complex="14pt"/>
    </style:style>
    <style:style style:name="T34" style:family="text">
      <style:text-properties style:font-name="Times New Roman" fo:language="ro" fo:country="RO" officeooo:rsid="001d8b8f" style:font-name-complex="Times New Roman1" style:font-size-complex="14pt"/>
    </style:style>
    <style:style style:name="T35" style:family="text">
      <style:text-properties officeooo:rsid="0007d10c"/>
    </style:style>
    <style:style style:name="T36" style:family="text">
      <style:text-properties fo:font-size="16pt" style:font-size-asian="16pt" style:font-size-complex="16pt"/>
    </style:style>
    <style:style style:name="T37" style:family="text">
      <style:text-properties style:use-window-font-color="true" style:font-name="Times New Roman" fo:language="en" fo:country="US" officeooo:rsid="0010500d" style:letter-kerning="false" style:font-name-asian="Times New Roman1" style:language-asian="en" style:country-asian="US" style:font-name-complex="Times New Roman1" style:language-complex="ar" style:country-complex="SA"/>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UNIVERSITATEA DIN BUCUREŞTI</text:p>
      <text:p text:style-name="P16">FACULTATEA DE MATEMATICĂ ŞI INFORMATICĂ</text:p>
      <text:p text:style-name="P12"><text:span text:style-name="T5">SPECIALIZAREA </text:span><text:span text:style-name="T6">SECURITATE ŞI LOGICĂ APLICATĂ</text:span></text:p>
      <text:p text:style-name="P15"/>
      <text:p text:style-name="P15"/>
      <text:p text:style-name="P11"><text:span text:style-name="T10">LUCRARE DE </text:span><text:span text:style-name="T11">DIZERTATIE</text:span></text:p>
      <text:p text:style-name="P27"><text:span text:style-name="T13">E</text:span><text:span text:style-name="T12">xtragerea</text:span><text:span text:style-name="T13"> și sumarizarea informației din pagini web </text:span></text:p>
      <text:p text:style-name="P2"/>
      <text:p text:style-name="P4"/>
      <text:p text:style-name="P4"/>
      <text:p text:style-name="P4"><text:s text:c="31"/></text:p>
      <text:p text:style-name="P8">Coordonator ştiinţific <text:tab/><text:tab/><text:tab/><text:tab/> <text:s/>Absolvent</text:p>
      <text:p text:style-name="P3"><text:span text:style-name="T7">Asist.dr. </text:span><text:span text:style-name="T8">Mihăi</text:span><text:span text:style-name="T9">ț</text:span><text:span text:style-name="T8">ă Dragăn</text:span><text:span text:style-name="T7"> <text:tab/><text:tab/><text:tab/><text:tab/> <text:s/>Nicolae Cristian-Cătălin</text:span></text:p>
      <text:p text:style-name="P4"><text:tab/><text:tab/><text:tab/></text:p>
      <text:p text:style-name="P4"/>
      <text:p text:style-name="P4"/>
      <text:p text:style-name="P5"/>
      <text:p text:style-name="P5"/>
      <text:p text:style-name="P5"/>
      <text:p text:style-name="P5"/>
      <text:p text:style-name="P5"/>
      <text:p text:style-name="P1"><text:span text:style-name="T2">BUCURE</text:span><text:span text:style-name="T4">Ş</text:span><text:span text:style-name="T2">TI, iunie </text:span><text:span text:style-name="T3">2020</text:span></text:p>
      <text:p text:style-name="P9"><text:soft-page-break/>Abstract</text:p>
      <text:p text:style-name="P14"><text:span text:style-name="T14"><text:s text:c="2"/><text:tab/>Web scraping is a technique used to extract data from websites and it is the pillar of information retrieval in a world wide web that is ever growing. There are two main ways of extracting data from a website: static and dynamic scraping. Static scraping requires input beyond the target website because the user needs to inspect the </text:span><text:span text:style-name="T1">Hypertext Markup Language</text:span> <text:span text:style-name="T35">(</text:span><text:span text:style-name="T14">HTML</text:span><text:span text:style-name="T17">)</text:span><text:span text:style-name="T14"> content of the target and find certain patterns in the templates that are then used to extract data. Static scraping is also very vulnerable to changes in the template of the web page. Dynamic scraping is a very broad topic and it has been tackled from many different angles: tree-based, natural language processing (NLP), computer vision or machine learning techniques. For most websites, the problem can be broken in two big steps: finding the template for the pages we want to extract data from and then removing irrelevant text such as ads, text from controls or JavaScript code.</text:span></text:p>
      <text:p text:style-name="P13"><text:span text:style-name="T14"><text:tab/></text:span><text:span text:style-name="T15">After content extraction, content summarization is ideal so in the end, we can see </text:span><text:span text:style-name="T16">different articles with the essential information extracted from each and every one. Like web scraping, content summarization also has two main ways of operation: abstractive (based on text-generation with deep learning techniques) and extractive (selecting a subset of the input content as the summary). Extractive summarization is based on NLP techniques that can split the input text into sentences and tokenize sentences into words, offering us a way of comparing sentences and obtaining a similarity coefficient. Afterwards, a good approach of selecting the most relevant sentences from a set is TextRank, an algorithm based on PageRank, the very famous approach that stands at the foundation of Google. The output of content extraction and content summarization can be wrapped back into HTML tags and served as a clear, short, clean (ad-free) version of the original page</text:span><text:span text:style-name="T18">s</text:span><text:span text:style-name="T16">. </text:span></text:p>
      <text:p text:style-name="P6"><text:s text:c="2"/></text:p>
      <text:p text:style-name="P7"/>
      <text:p text:style-name="P7"/>
      <text:p text:style-name="P7"/>
      <text:p text:style-name="P7"/>
      <text:p text:style-name="P7"/>
      <text:p text:style-name="P7"/>
      <text:p text:style-name="P7"/>
      <text:p text:style-name="P7"/>
      <text:p text:style-name="P7"/>
      <text:p text:style-name="P10"><text:soft-page-break/>Abstract</text:p>
      <text:p text:style-name="P28"><text:span text:style-name="T7"><text:tab/></text:span><text:span text:style-name="T24">E</text:span><text:span text:style-name="T27">xtragerea</text:span><text:span text:style-name="T24"> de informatii din pagini web </text:span><text:span text:style-name="T25">este extrem de importanta intr-o lume in care acest sistem este in crestere continua. Exista doua metode principale de extragere a informatiei din pagini web, metoda statica si metoda dinamica. Extragerea statica implica mai multe date de intrare decat un simplu URL deoarece utilizatorul trebuie sa inspecteze continutul HTML al paginii si sa observe modele care se repeta in sabloanele cu care sunt construite paginile. E</text:span><text:span text:style-name="T27">xtragere</text:span><text:span text:style-name="T25">a statica este foarte vulnerabila la schimbari in sablonul paginii. E</text:span><text:span text:style-name="T27">xtragere</text:span><text:span text:style-name="T25">a dinamica a informatiei este un subiect foarte larg ce poate fi abordat din mai multe unghiuri: metode bazate de pe natura arborescenta a </text:span><text:span text:style-name="T26">HTML-ului, tehnici de procesare a limbajului natural, algoritmi de vedere pe calculator sau invatare automata. Pentru majoritatea paginilor problema se imparte in doua parti: gasirea sablonului paginilor din care vrem sa extragem continut si eliminarea textului irelevant precum reclame, textul de pe controalele din pagini sau codul JavaScript din pagina.</text:span></text:p>
      <text:p text:style-name="P13"><text:span text:style-name="T14"><text:s text:c="2"/><text:tab/> </text:span><text:span text:style-name="T18">Dupa extragerea de continut, sumarizarea acestuia este ideala pentru a putea vedea articole diferite cu informatia esentiala extrasa din fiecare. La fel ca si </text:span><text:span text:style-name="T19">extragere</text:span><text:span text:style-name="T18">a de informatii, sumarizarirea continului poate fi indeplinita prin doua metode principale: metoda abstractiva (bazata pe generarea de text cu metode de invatare automada) si extractiva (alegerea unei submultimi din continutul originar). Sumarizarea extractiva este bazata pe tehnici de procesare a limbajului natural ce pot imparti textul de intrare in propozitii si mai departe in cuvinte, oferind posibilitatea de a compara propozitiile si a avea un indice de similaritate. Apoi, o metoda buna de a selecta cele mai relevante propozitii este algoritmul TextRank, algoritm bazat pe PageRank, metoda faimoasa ce sta la baza companiei Google. Continutul de iesire dupa etapa de e</text:span><text:span text:style-name="T19">xtragere</text:span><text:span text:style-name="T18"> si cea de sumarizare poate fi pus inapoi in limbaj HTML pentru a oferi o versiune clara, scurta si curata (fara reclame) a paginilor originare. </text:span></text:p>
      <text:p text:style-name="P17"/>
      <text:p text:style-name="P17"/>
      <text:p text:style-name="P17"/>
      <text:p text:style-name="P17"/>
      <text:p text:style-name="P17"/>
      <text:p text:style-name="P17"/>
      <text:p text:style-name="P17"/>
      <text:p text:style-name="P17"/>
      <text:p text:style-name="P17"/>
      <text:p text:style-name="P17"/>
      <text:h text:style-name="P18" text:outline-level="1"><text:bookmark-start text:name="_Toc476395348"/><text:bookmark-start text:name="_Toc476395463"/><text:bookmark-start text:name="_Toc477208973"/><text:bookmark-start text:name="_Toc477209064"/><text:bookmark-start text:name="_Toc482189769"/><text:soft-page-break/>Introducere<text:bookmark-end text:name="_Toc476395348"/><text:bookmark-end text:name="_Toc476395463"/><text:bookmark-end text:name="_Toc477208973"/><text:bookmark-end text:name="_Toc477209064"/><text:bookmark-end text:name="_Toc482189769"/></text:h>
      <text:p text:style-name="P23"><text:span text:style-name="T14"><text:tab/></text:span><text:span text:style-name="T19">Dezvoltarea mediului web inca are o creste exponentiala si cantitatea de informatie continuta in acest mediu este incredibila. Oamenii nu pot parcurge toata informatia de care au nevoie, din toate sursele pe care le folosec, in timp util. Metoda prin care acestia pot parcurge mai multa informatie intr-un timp mai scurt este extragerea de informatii. Exista numeroase pagini web ce agrega informatii de pe mai multe alte pagini ce comercializeaza produse, oferind variante de preturi diferite pentru ca oamenii sa faca o alegere in cunostinta de cauza. La un nivel mult mai larg, insasi Google parcurge si indexeaza toate paginile web pe care le intalneste, colectand cuvinte cheie pentru a le putea potrivi cu cautarile utilizatorilor. </text:span></text:p>
      <text:p text:style-name="P23"><text:span text:style-name="T19"><text:tab/>Metodele de extragere a informatiei sunt diverse, dar intra in doua mari categorii: extragere static si dinamica. Extragerea se bazeaza pe observarea modelului in care este aranjata informatia in pagina web tinta. De exemplu, putem observa ca toata informatia relevanta este tinuta in tag-uri HTML de tip &lt;DIV&gt; ce au un anumit nume. Astfel, putem descarca continutul HTML al paginii web si putem extrage doar textul ce se afla intre tag-urile interesante. Acest caz este mult prea simplu si va fi intalnit in practica, dar pana si acesta este foarte vulnerabil la schimbari. Daca dezvoltatorii paginii web trec la o alta versiune si schimba numele tag-urilor, algoritmul de extragere statica nu va mai returna informatie. </text:span><text:span text:style-name="T20">De cele mai multe ori, fiecare element va avea un nume diferit si informatia va fi plasata in tag-uri diferite (&lt;DIV&gt;, &lt;p&gt;, &lt;h1&gt;). Astfel, chiar daca vom identifica un model, va fi nevoie sa scriem cod pentru a putea extrage informatia. Iar acest cod va fi specific unui anumit template de pagini de pe un anumit site si nu va putea generaliza deloc pe alte site-uri.</text:span></text:p>
      <text:p text:style-name="P25"><text:span text:style-name="T20"><text:tab/>Extragerea dinamica implica mult mai mult efort initial, dar acesta poate generaliza si in majoriatea cazurilor va fi rezistenta la schimbari in structura HTML a template-ului. </text:span><text:span text:style-name="T21">Extragerea dinamica poate fi abordata din mai multe unghiuri si include multe ramuri ale informaticii. </text:span><text:span text:style-name="T22">Primul pas este obtinerea Document Object Model (DOM) printr-o cerere </text:span><text:bookmark text:name="firstHeading"/><text:span text:style-name="T28">Hypertext Transfer Protocol (HTTP). În toate navigatoarele web existente, când un document este încărcat, DOM-ul este creat. Apoi, structura arborescenta de tip HTML poate fi parcursa pentru extragerea informatiei. Fac excepție de la aceasta regula câteva tehnologii moderne precum ReactJS ce construiesc paginile web prin scripturi, oferind doar un nod HTML la momentul cererii, împreuna cu scripturile ce vor construi pagina în partea clientului (spre deosebire de abordarea clasica în care serverul construiește pagina și o serveste clientului). </text:span><text:span text:style-name="T29">Pentru obtinerea continului HTML și construirea paginii sumarizate vom folosi libraria AngleSharp[1] scrisa în C#. </text:span></text:p>
      <text:p text:style-name="P25"><text:soft-page-break/><text:span text:style-name="T29"><text:tab/></text:span><text:span text:style-name="T30">Primele studii asupra extragerii dinamice au plecat de la structura de arbore a DOM-ului[2][3] folosind structuri de date și algoritmi specifici precum compararea a doi arbori de sus în jos și incercarea a obtine o mapare unu la unu intre nodurile acestora. Aceasta abordare a obținut rezultate, dar aceasta se incadreaza în clasa metodelor foarte rigide, în special în prezent, când complexitatea template-urilor este foarte și putem foarte ușor sa avem noduri ce strica maparea directa dintre doua pagini ce apartin aceluiasi template. </text:span></text:p>
      <text:p text:style-name="P25"><text:span text:style-name="T30"><text:tab/></text:span><text:span text:style-name="T31">Expresiile regulate au fost de asemenea studiate și folosite pentru sarcina de extragere dinamica. Acestea sunt perfecte pentru a oferi un set de reguli clare pentru continutul paginilor. Totuși, pentru a evita problemele extragerii statice de generalizare inadecvata, este nevoie de un set de reguli aproape imposibil de atins. </text:span></text:p>
      <text:p text:style-name="P25"><text:span text:style-name="T31"><text:tab/>O abordare foarte diferita, ce evita procesarea directa a DOM-ului în forma de text este bazata de algoritimi din domeniul vederii pe calculator. Înainte de a putea folosi aceste metode, vom avea nevoie sa folosim o tehnologie precum Selenium, tehnologie ce construiește pagina în modul grafic din DOM-ul primit initial. Apoi, pot fi aplicați algoritmi de recunoaștere a caracterelor pentru a citi textul din pagina. Acești algoritmi vor avea o rata de succes ridicată datorită modului uniform în textul este reprezentat în majoritatea paginilor. Totuși, aceasta metoda va citi și continut irelevant precum reclame sau comentarii de la utilizatori. În general, pentru a rezolva aceasta problema se aplica diferite euristici precum faptul ca informația se afla în centrul paginii, deci marginile nu vor fi analizate. </text:span><text:span text:style-name="T32">O alta euristica utila este distanța de la partea de sus a paginii pana la textul curent, putand astfel sa deducem titlul și sa împărțim pagina în mai multe zone.</text:span></text:p>
      <text:p text:style-name="P25"><text:span text:style-name="T32"><text:tab/></text:span><text:span text:style-name="T33">Cele mai moderne abordari ale acestei probleme se afla în domeniul invatarii automate. Exista abordari din domeniul invatarii supervizate în care informați este extrasa din foarte multe pagini în mod manual și servita algoritmului pentru etapa de invatare. Metode mult mai sofisticate exista în sfera invatarii nesupervizate, dar cu o rata de succes mult mai scazuta.</text:span></text:p>
      <text:p text:style-name="P24"><text:span text:style-name="T30"><text:tab/></text:span><text:span text:style-name="T34">Extragerea informatiei este totuși doar primul pas deoarece, cum am menționat deja la unele abordari, prima mulțime de informații extrasa de oricare dintre acești algoritmi va conține mult text irelevant precum reclame, cod JavaScript folosit pentru comportamentul dinamic al paginilor sau textul ce apare pe controalele din pagina.</text:span></text:p>
      <text:p text:style-name="P23"><text:span text:style-name="T22"/></text:p>
      <text:p text:style-name="P21"/>
      <text:p text:style-name="P21"/>
      <text:p text:style-name="P21"/>
      <text:p text:style-name="P21"/>
      <text:p text:style-name="P21"><text:soft-page-break/></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h text:style-name="P19" text:outline-level="1"><text:span text:style-name="T36">Bibliografie</text:span></text:h>
      <text:list xml:id="list2671106145" text:style-name="L1">
        <text:list-item>
          <text:p text:style-name="P26"><text:span text:style-name="T23">Erdinç Uzun, Alpay Doruk, H. Nusret Buluş, Erkan Özhan: Evaluation of </text:span><text:span text:style-name="T37">HAP</text:span><text:span text:style-name="T23">, AngleSharp and HTML document in web content extraction, International Scientific Conference, Gabrovo 18 November 2017.</text:span></text:p>
        </text:list-item>
        <text:list-item>
          <text:p text:style-name="P30"><text:soft-page-break/><text:span text:style-name="T23">Soderland, S.: Learning information extraction rules for semi-structured and free text. Mach. Learn. 34(1-3), 233–272 (Feb 1999).</text:span></text:p>
        </text:list-item>
        <text:list-item>
          <text:p text:style-name="P29">Muslea, I., Minton, S., Knoblock, C.: Hierarchical wrapper induction for semistructured information sources. Auton Agents and Multi-Agent Syst pp. 1–28 (2001).</text:p>
        </text:list-item>
      </text:list>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Mangal1" svg:font-family="Mangal"/>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class="text">
      <style:paragraph-properties fo:margin-top="0.3335in" fo:margin-bottom="0in" loext:contextual-spacing="false" fo:keep-together="always" fo:keep-with-next="always"/>
      <style:text-properties fo:color="#365f91" style:font-name="Cambria" fo:font-family="Cambria" style:font-family-generic="roman" style:font-pitch="variable" fo:font-size="14pt" fo:font-weight="bold" style:font-size-asian="14pt" style:font-weight-asian="bold" style:font-size-complex="14pt" style:font-weight-complex="bold"/>
    </style:style>
    <style:style style:name="referenceitem" style:family="paragraph" style:parent-style-name="Standard" style:default-outline-level="">
      <style:paragraph-properties style:line-height-at-least="0.1528in"/>
      <style:text-properties fo:font-size="9pt" style:font-size-asian="9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2">
      <text:list-level-style-number text:level="1" style:num-suffix="." style:num-format="1">
        <style:list-level-properties text:list-level-position-and-space-mode="label-alignment" fo:text-align="end">
          <style:list-level-label-alignment text:label-followed-by="listtab" text:list-tab-stop-position="0.2366in" fo:text-indent="-0.0791in" fo:margin-left="0.2366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3165in" fo:text-indent="-0.25in" fo:margin-left="1.316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8165in" fo:text-indent="-0.1252in" fo:margin-left="1.8165in"/>
        </style:list-level-properties>
      </text:list-level-style-number>
      <text:list-level-style-number text:level="4" style:num-suffix="." style:num-format="1">
        <style:list-level-properties text:list-level-position-and-space-mode="label-alignment">
          <style:list-level-label-alignment text:label-followed-by="listtab" text:list-tab-stop-position="2.3165in" fo:text-indent="-0.25in" fo:margin-left="2.316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8165in" fo:text-indent="-0.25in" fo:margin-left="2.816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3165in" fo:text-indent="-0.1252in" fo:margin-left="3.3165in"/>
        </style:list-level-properties>
      </text:list-level-style-number>
      <text:list-level-style-number text:level="7" style:num-suffix="." style:num-format="1">
        <style:list-level-properties text:list-level-position-and-space-mode="label-alignment">
          <style:list-level-label-alignment text:label-followed-by="listtab" text:list-tab-stop-position="3.8165in" fo:text-indent="-0.25in" fo:margin-left="3.816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3165in" fo:text-indent="-0.25in" fo:margin-left="4.316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8165in" fo:text-indent="-0.1252in" fo:margin-left="4.816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10-20T23:40:51.940000000</meta:creation-date>
    <meta:generator>LibreOffice/6.3.0.4$Windows_X86_64 LibreOffice_project/057fc023c990d676a43019934386b85b21a9ee99</meta:generator>
    <dc:date>2020-03-02T21:23:05.098000000</dc:date>
    <meta:editing-duration>PT3H48M25S</meta:editing-duration>
    <meta:editing-cycles>18</meta:editing-cycles>
    <meta:document-statistic meta:table-count="0" meta:image-count="0" meta:object-count="0" meta:page-count="7" meta:paragraph-count="30" meta:word-count="1555" meta:character-count="10217" meta:non-whitespace-character-count="8622"/>
  </office:meta>
</office:document-meta>
</file>